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22</text:p>
      <text:p text:style-name="P8">American Genizah Project: Partnership for Posterity</text:p>
      <text:p text:style-name="P8">Sabato Morais Collection Catalogue Template</text:p>
      <text:p text:style-name="P9"/>
      <text:p text:style-name="P9">Cataloguer: Heather Newlin</text:p>
      <text:p text:style-name="P9"/>
      <text:p text:style-name="P9"/>
      <text:p text:style-name="P9">I. Provenance</text:p>
      <text:p text:style-name="P9"/>
      <text:p text:style-name="P9">Source: CAJS Sabato Morais Papers</text:p>
      <text:p text:style-name="P9">Location: Box 7, FF 6</text:p>
      <text:p text:style-name="P9">Restrictions: ?</text:p>
      <text:p text:style-name="P9"/>
      <text:p text:style-name="P9">II. Descriptive Metadata</text:p>
      <text:p text:style-name="P9"/>
      <text:p text:style-name="P9">Script<text:tab/><text:tab/><text:tab/><text:tab/><text:tab/><text:tab/>Manuscript<text:tab/></text:p>
      <text:p text:style-name="P9"><text:s/>(manuscript or typescript) <text:tab/><text:tab/><text:tab/><text:tab/></text:p>
      <text:p text:style-name="P9">Language (s)<text:tab/><text:tab/><text:tab/><text:tab/><text:tab/>English<text:tab/><text:tab/><text:tab/><text:tab/><text:tab/></text:p>
      <text:p text:style-name="P9">Author of letter<text:tab/><text:tab/><text:tab/><text:tab/><text:tab/></text:p>
      <text:p text:style-name="P9">Signed letter<text:tab/><text:tab/><text:tab/><text:tab/><text:tab/></text:p>
      <text:p text:style-name="P9">Unsigned letter</text:p>
      <text:p text:style-name="P9">Dictated letter</text:p>
      <text:p text:style-name="P9">Anonymous</text:p>
      <text:p text:style-name="P9">Addressee of letter<text:tab/><text:tab/><text:tab/><text:tab/>Sabato Morais</text:p>
      <text:p text:style-name="P9">Addressee as “Editor”<text:tab/><text:tab/><text:tab/><text:tab/></text:p>
      <text:p text:style-name="P9">Date (derived from Hebrew Date)<text:tab/><text:tab/></text:p>
      <text:p text:style-name="P9">Date (derived from Gregorian calendar)<text:tab/>October 1894</text:p>
      <text:p text:style-name="P9">Month<text:tab/><text:tab/><text:tab/><text:tab/><text:tab/><text:tab/>October</text:p>
      <text:p text:style-name="P9">Year<text:tab/><text:tab/><text:tab/><text:tab/><text:tab/><text:tab/>1894</text:p>
      <text:p text:style-name="P9">Hebrew Date<text:tab/><text:tab/><text:tab/><text:tab/><text:tab/></text:p>
      <text:p text:style-name="P9">Undated</text:p>
      <text:p text:style-name="P9">City<text:tab/><text:tab/><text:tab/><text:tab/><text:tab/><text:tab/>Philadelphia</text:p>
      <text:p text:style-name="P9">State<text:tab/><text:tab/><text:tab/><text:tab/><text:tab/><text:tab/>PA</text:p>
      <text:p text:style-name="P9">Country<text:tab/><text:tab/><text:tab/><text:tab/><text:tab/>USA</text:p>
      <text:p text:style-name="P9">Subject<text:tab/><text:tab/><text:tab/><text:tab/><text:tab/></text:p>
      <text:p text:style-name="P9">Keywords</text:p>
      <text:p text:style-name="P9"/>
      <text:p text:style-name="P9"/>
      <text:p text:style-name="P9">III. Document Types</text:p>
      <text:p text:style-name="P9"/>
      <text:p text:style-name="P9">Correspondence<text:tab/><text:tab/><text:tab/><text:tab/>Y</text:p>
      <text:p text:style-name="P9">(Synagogue) Sermon</text:p>
      <text:p text:style-name="P9">(Public) Discourse</text:p>
      <text:p text:style-name="P9">Literary Document<text:tab/><text:tab/><text:tab/><text:tab/></text:p>
      <text:p text:style-name="P9">Legal Document</text:p>
      <text:p text:style-name="P9">Receipts</text:p>
      <text:p text:style-name="P9">Newspaper Clipping</text:p>
      <text:p text:style-name="P9">Greeting Card</text:p>
      <text:p text:style-name="P9">Calling Card</text:p>
      <text:p text:style-name="P9"><text:soft-page-break/></text:p>
      <text:p text:style-name="P9"/>
      <text:p text:style-name="P9">IV. Physical Features </text:p>
      <text:p text:style-name="P9"/>
      <text:p text:style-name="P9">Condition (e.g. fragile)<text:tab/><text:tab/><text:tab/></text:p>
      <text:p text:style-name="P9">Paper size (letter or legal size)<text:tab/><text:tab/></text:p>
      <text:p text:style-name="P9">Number of Pages<text:tab/><text:tab/><text:tab/><text:tab/>7</text:p>
      <text:p text:style-name="P9">Number of Sheets<text:tab/><text:tab/><text:tab/><text:tab/>4</text:p>
      <text:p text:style-name="P9">Fragment<text:tab/><text:tab/><text:tab/><text:tab/><text:tab/></text:p>
      <text:p text:style-name="P9">Pagination </text:p>
      <text:p text:style-name="P9">Foliation</text:p>
      <text:p text:style-name="P9">Additional Numeration</text:p>
      <text:p text:style-name="P9">Envelope<text:tab/><text:tab/><text:tab/><text:tab/><text:tab/>Y</text:p>
      <text:p text:style-name="P9">Stamp<text:tab/><text:tab/><text:tab/><text:tab/><text:tab/><text:tab/>Y</text:p>
      <text:p text:style-name="P9">Postma<text:tab/>rk<text:tab/><text:tab/><text:tab/><text:tab/><text:tab/>Y</text:p>
      <text:p text:style-name="P9">Wax seal<text:tab/><text:tab/><text:tab/><text:tab/><text:tab/></text:p>
      <text:p text:style-name="P9"/>
      <text:p text:style-name="P9">V. Added entries </text:p>
      <text:p text:style-name="P9"/>
      <text:p text:style-name="P9">Additional names mentioned: </text:p>
      <text:p text:style-name="P9">Additional Places mentioned: </text:p>
      <text:p text:style-name="P9">Additional Dates mentioned:</text:p>
      <text:p text:style-name="P9"/>
      <text:p text:style-name="P9">VI. Notes</text:p>
      <text:p text:style-name="P9"/>
      <text:p text:style-name="P9">Also available in AJA Microfilm, Reel #207</text:p>
      <text:p text:style-name="P9"/>
      <text:p text:style-name="P9">VII Transcription</text:p>
      <text:p text:style-name="P2">(Symbols: ?=uncertain; []=supplied information; /=end of line)</text:p>
      <text:p text:style-name="P2"/>
      <text:p text:style-name="P2">[Envelope]</text:p>
      <text:p text:style-name="P2">219 South Seventeenth Street,/</text:p>
      <text:p text:style-name="P2">18th and Chestnut Station,/</text:p>
      <text:p text:style-name="P2">Philadelphia./</text:p>
      <text:p text:style-name="P3">Rev. S. Morais LLD/</text:p>
      <text:p text:style-name="P3">546 N 5/</text:p>
      <text:p text:style-name="P3">Philada/</text:p>
      <text:p text:style-name="P3"/>
      <text:p text:style-name="P2">[Page 1]</text:p>
      <text:p text:style-name="P2">To the Honorable Council of the/ Union of American Hebrew Congregations./</text:p>
      <text:p text:style-name="P2"/>
      <text:p text:style-name="P2">Your Committee, appointed by the Council/ assembled at the City of Philadelphia, to/ conduct the annual examination of the/ students of the Hebrew Union College/ have the honor to submit the following/ report./</text:p>
      <text:p text:style-name="P2"/>
      <text:p text:style-name="P2"><text:tab/>Your Committee are highly pleased/ with the general result of the examin-/ation made. <text:s/>The answers given in/ the various branches of learning pursued,/ exhibited a degree of proficiency on the/ part of the Students, which in many/ instances exceeded expectations./</text:p>
      <text:p text:style-name="P2">Taking into consideration that the Students/</text:p>
      <text:p text:style-name="P2"><text:soft-page-break/></text:p>
      <text:p text:style-name="P2">[Page 2]</text:p>
      <text:p text:style-name="P2">were engaged during the best hours of/ the day in secular studies in the Public/ Schools of Cincinnati, the progress they/ have made in the various branches of/ Rabbinical knowledge was found to/ be eminently satisfactory./</text:p>
      <text:p text:style-name="P4">Bible Study<text:span text:style-name="T1">./</text:span></text:p>
      <text:p text:style-name="P7">The students in this branch have obtained/ a comprehensive knowledge of the/ Holy Scriptures and evinced a steady/ progress in the more advanced/ scriptural text, while they have very/ creditably mastered the difficult linguist-/-ic and grammatical construction./ <text:s/>A few instances of awkwardness in the/ translation from the Hebrew text were/ noticed, but found due more perhaps/ from linguistic difficulties, than from a/ want of proper knowledge or gram-/-matical construction, and which from/ the zeal manifested by the students/</text:p>
      <text:p text:style-name="P7"/>
      <text:p text:style-name="P7">[Page 3]</text:p>
      <text:p text:style-name="P7">will no doubt be timely overcome./</text:p>
      <text:p text:style-name="P7"><text:tab/>The greatest excellence however/ in this department should be waged as a/ most valuable attainment in the Hebrew/ scholar and future Minister./</text:p>
      <text:p text:style-name="P5"><text:span text:style-name="T1"><text:tab/>Your Committee is of opinion/ that a few hours each week might be/ spared from the "</text:span>Mishnah<text:span text:style-name="T1">" and "</text:span>Talmud<text:span text:style-name="T1">-/-</text:span>ical Exercises<text:span text:style-name="T1">," and be profitably sub-/-stituted and employed with the special/ view of improving this deficiency; and/ encouraging such other exercises as may/ lead to a thorough acquaintance with the/ contents and diction of all the books in/ the sacred canon, and would therefore/ recommend that at least two hours ad-/-ditional, weekly, be devoted to these ends,/ and that some of the notable com-/-mentaries of the Medieval period be/ included in this branch, such as "</text:span>Rashi<text:span text:style-name="T1">"/</text:span></text:p>
      <text:p text:style-name="P7"/>
      <text:p text:style-name="P7">[Page 4]</text:p>
      <text:p text:style-name="P5"><text:span text:style-name="T1">"</text:span>Ezra<text:span text:style-name="T1">" "</text:span>David Rimche<text:span text:style-name="T1">" and "</text:span>Nachman<text:span text:style-name="T1">-/-</text:span>ides<text:span text:style-name="T1">" and of the modern epoch "</text:span>Luzzatto<text:span text:style-name="T1">,"/ the "</text:span>Buirim<text:span text:style-name="T1">" of the Mendelssohn school,/ and those contained in the Vienna and/ Prague Editions of the Scriptures./</text:span></text:p>
      <text:p text:style-name="P4"><text:span text:style-name="T1">"</text:span>Hebrew Language<text:span text:style-name="T1">."/</text:span></text:p>
      <text:p text:style-name="P7">The method adopted in the study of this/ branch is best calculated for efficient/ instruction in the sacred tongue, and the/ results attained therein reflect credit/ alike on the Professor and the student./ <text:s/>To complete however this course and to/ facilitate the acquirement of a fluent/ Hebrew style, it is recommended that/ regular written versions from English/ into Hebrew should be included in the/ exercises./</text:p>
      <text:p text:style-name="P6">"<text:span text:style-name="T2">Modern Hebrew Literature</text:span>."/</text:p>
      <text:p text:style-name="P7">The readings selected in the examination/ were choice and were rendered with/ remarkable ability and no improvement/</text:p>
      <text:p text:style-name="P7"/>
      <text:p text:style-name="P7">[Page 5]</text:p>
      <text:p text:style-name="P7">can be suggested on this topic, except/ perhaps a greater variety from the/ works of eminent Hebrew writers would be/ useful, particularly the [Hebrew]/</text:p>
      <text:p text:style-name="P6">"<text:span text:style-name="T2">Mishnah and Gemara</text:span>."/</text:p>
      <text:p text:style-name="P7">The merits of the examination in these/ <text:span text:style-name="T2">sources</text:span> of Rabbinical lore cannot be/ too greatly commended./</text:p>
      <text:p text:style-name="P7">The students have by the successful/ use of the Hebrew and Chaldaic/ Grammars considerably overcome the/ natural linguistic difficulties, and/ have acquired a thorough understand-/-ing of the technicalities of the Talmud-/-ical discussion, and many of them/ have most ably interpreted the text./</text:p>
      <text:p text:style-name="P4">Jewish History<text:span text:style-name="T1">./</text:span></text:p>
      <text:p text:style-name="P7">The examination in this important/ and interesting subject was very/</text:p>
      <text:p text:style-name="P7"/>
      <text:p text:style-name="P7">[Page 6]</text:p>
      <text:p text:style-name="P7"><text:soft-page-break/>satisfactory, and the chronological/ order seemed to have been thoroughly/ studied and mastered, and having/ embraced extended historical periods,/ evidenced most praiseworthy research./</text:p>
      <text:p text:style-name="P4"><text:span text:style-name="T1">"</text:span>Mechilta<text:span text:style-name="T1">."/</text:span></text:p>
      <text:p text:style-name="P7">The students in this course acquitted/ themselves with great credit, although/ your Committee believe these lessons/ are premature and unimportant/ notwithstanding the study has many/ merits./</text:p>
      <text:p text:style-name="P7">It is recommended that further/ instruction under this head be/ discontinued and the time thus/ employed, more profitably devoted/ to the subjects already alluded to./</text:p>
      <text:p text:style-name="P7"/>
      <text:p text:style-name="P7">[Page 7]</text:p>
      <text:p text:style-name="P7">Your Committee finally can with/ pleasure commend the untiring/ zeal and disinterested devotion of/ the honored President and Faculty/ of the noble institution, and the/ excellent discipline and efficient/ management which characterizes its/ government, reflected in the educ-/-ational improvement and splend-/-id deportment of the students./</text:p>
      <text:p text:style-name="P7"><text:tab/>The Hebrew Union College/ may justly be pronounced a success,/ with prospects of influencing the/ early realization of its generous/ founders and patrons and crown-/-ing American Israel with interestim-/-able glory./ <text:s/>Respectfully submitte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5:25:15.50</meta:creation-date>
    <dc:date>2012-02-06T10:30:34.05</dc:date>
    <dc:creator>Penn Libraries</dc:creator>
    <meta:editing-duration>PT00H09M4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102" meta:word-count="895" meta:character-count="6162"/>
  </office:meta>
</office:document-meta>
</file>